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3bba" officeooo:paragraph-rsid="00143bba"/>
    </style:style>
    <style:style style:name="P2" style:family="paragraph" style:parent-style-name="Standard">
      <style:paragraph-properties fo:text-align="center" style:justify-single-word="false"/>
      <style:text-properties officeooo:rsid="00143bba" officeooo:paragraph-rsid="00143bba"/>
    </style:style>
    <style:style style:name="P3" style:family="paragraph" style:parent-style-name="Standard">
      <style:paragraph-properties fo:text-align="center" style:justify-single-word="false"/>
      <style:text-properties fo:font-size="14pt" officeooo:rsid="00143bba" officeooo:paragraph-rsid="00143bba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리눅스 재설치 방법 (19.1 mint)</text:p>
      <text:p text:style-name="P3">ubuntu 18.04 bionic과 동일한 <text:s/>버전.</text:p>
      <text:p text:style-name="P2"/>
      <text:p text:style-name="P1">&lt;듀얼부팅&gt; DELL xps 15</text:p>
      <text:p text:style-name="P1"/>
      <text:p text:style-name="P1">window 로 로그인 </text:p>
      <text:p text:style-name="P1">win 키 + R </text:p>
      <text:p text:style-name="P1">diskmgmt.msc</text:p>
      <text:p text:style-name="P1">디스크 분할 및 <text:s/>삭제</text:p>
      <text:p text:style-name="P1">리눅스 </text:p>
      <text:p text:style-name="P1">재부팅</text:p>
      <text:p text:style-name="P1"/>
      <text:p text:style-name="P1"/>
      <text:p text:style-name="P1">부팅후</text:p>
      <text:p text:style-name="P1">F12 → 부팅 순서 변경</text:p>
      <text:p text:style-name="P1">UEFI 순서 최우선 순위로 둔다</text:p>
      <text:p text:style-name="P1"/>
      <text:p text:style-name="P1">재부팅 후 선택화면에서 </text:p>
      <text:p text:style-name="P1">E 클릭</text:p>
      <text:p text:style-name="P1"/>
      <text:p text:style-name="P1">- - 지우고 nomodeset 입력</text:p>
      <text:p text:style-name="P1"/>
      <text:p text:style-name="P1">F10 으로 재부팅</text:p>
      <text:p text:style-name="P1"/>
      <text:p text:style-name="P1">리눅스 설치 </text:p>
      <text:p text:style-name="P1">3<text:span text:style-name="T1">rd</text:span> party 설치</text:p>
      <text:p text:style-name="P1">something else 주의 ~!!!!!!</text:p>
      <text:p text:style-name="P1">이전버전과는 달리 swap 설정이 필요 없어졌다(자동으로 잡음)</text:p>
      <text:p text:style-name="P1">루트 설정후 설치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한국어설정 방법 </text:p>
      <text:p text:style-name="P1">sudo apt-get install fetix</text:p>
      <text:p text:style-name="P1"/>
      <text:p text:style-name="P1"/>
      <text:p text:style-name="P1"><text:s text:c="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5:26:28.791807957</meta:creation-date>
    <dc:date>2019-08-12T15:34:56.240585517</dc:date>
    <meta:editing-duration>PT8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60" meta:character-count="331" meta:non-whitespace-character-count="266"/>
  </office:meta>
</office:document-meta>
</file>